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82" table:style-name="ta1">
        <table:shapes>
          <draw:frame draw:z-index="0" draw:style-name="gr1" draw:text-style-name="P1" svg:width="159.99mm" svg:height="89.99mm" svg:x="123.01mm" svg:y="1mm">
            <loext:p draw:notify-on-update-of-ranges="test282.C1:test282.C1 test282.C2:test282.C102 test282.D1:test282.D1 test282.D2:test282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1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2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3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4</text:p>
          </table:table-cell>
          <table:table-cell office:value-type="float" office:value="0.005801" calcext:value-type="float">
            <text:p>0.0058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5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6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7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8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49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0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1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2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3</text:p>
          </table:table-cell>
          <table:table-cell office:value-type="float" office:value="0.002113" calcext:value-type="float">
            <text:p>0.00211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4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5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6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7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8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1:59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0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1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243" calcext:value-type="float">
            <text:p>32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2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3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4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5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8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09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0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1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3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624" calcext:value-type="float">
            <text:p>36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4</text:p>
          </table:table-cell>
          <table:table-cell office:value-type="float" office:value="0.005111" calcext:value-type="float">
            <text:p>0.00511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559" calcext:value-type="float">
            <text:p>35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5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6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7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8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19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0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1</text:p>
          </table:table-cell>
          <table:table-cell office:value-type="float" office:value="0.005336" calcext:value-type="float">
            <text:p>0.00533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2</text:p>
          </table:table-cell>
          <table:table-cell office:value-type="float" office:value="0.001901" calcext:value-type="float">
            <text:p>0.00190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3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4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5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7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8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86" calcext:value-type="float">
            <text:p>31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29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0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876" calcext:value-type="float">
            <text:p>28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1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2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3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4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5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012" calcext:value-type="float">
            <text:p>301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6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7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8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39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1</text:p>
          </table:table-cell>
          <table:table-cell office:value-type="float" office:value="0.002911" calcext:value-type="float">
            <text:p>0.00291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4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5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6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7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8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49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0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1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2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3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4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5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6</text:p>
          </table:table-cell>
          <table:table-cell office:value-type="float" office:value="0.011376" calcext:value-type="float">
            <text:p>0.01137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7</text:p>
          </table:table-cell>
          <table:table-cell office:value-type="float" office:value="0.021197" calcext:value-type="float">
            <text:p>0.021197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597" calcext:value-type="float">
            <text:p>35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8</text:p>
          </table:table-cell>
          <table:table-cell office:value-type="float" office:value="0.033297" calcext:value-type="float">
            <text:p>0.033297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2:59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0</text:p>
          </table:table-cell>
          <table:table-cell office:value-type="float" office:value="0.028741" calcext:value-type="float">
            <text:p>0.02874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1</text:p>
          </table:table-cell>
          <table:table-cell office:value-type="float" office:value="0.023583" calcext:value-type="float">
            <text:p>0.02358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2</text:p>
          </table:table-cell>
          <table:table-cell office:value-type="float" office:value="0.023563" calcext:value-type="float">
            <text:p>0.02356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3</text:p>
          </table:table-cell>
          <table:table-cell office:value-type="float" office:value="0.018655" calcext:value-type="float">
            <text:p>0.01865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4</text:p>
          </table:table-cell>
          <table:table-cell office:value-type="float" office:value="0.020334" calcext:value-type="float">
            <text:p>0.020334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5</text:p>
          </table:table-cell>
          <table:table-cell office:value-type="float" office:value="0.031757" calcext:value-type="float">
            <text:p>0.031757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6</text:p>
          </table:table-cell>
          <table:table-cell office:value-type="float" office:value="0.021778" calcext:value-type="float">
            <text:p>0.02177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7</text:p>
          </table:table-cell>
          <table:table-cell office:value-type="float" office:value="0.031694" calcext:value-type="float">
            <text:p>0.03169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994" calcext:value-type="float">
            <text:p>29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8</text:p>
          </table:table-cell>
          <table:table-cell office:value-type="float" office:value="0.065208" calcext:value-type="float">
            <text:p>0.065208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09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0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1</text:p>
          </table:table-cell>
          <table:table-cell office:value-type="float" office:value="0.024669" calcext:value-type="float">
            <text:p>0.02466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2</text:p>
          </table:table-cell>
          <table:table-cell office:value-type="float" office:value="0.020084" calcext:value-type="float">
            <text:p>0.020084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3</text:p>
          </table:table-cell>
          <table:table-cell office:value-type="float" office:value="0.021053" calcext:value-type="float">
            <text:p>0.02105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4</text:p>
          </table:table-cell>
          <table:table-cell office:value-type="float" office:value="0.019352" calcext:value-type="float">
            <text:p>0.019352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5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6</text:p>
          </table:table-cell>
          <table:table-cell office:value-type="float" office:value="0.022116" calcext:value-type="float">
            <text:p>0.02211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7</text:p>
          </table:table-cell>
          <table:table-cell office:value-type="float" office:value="0.024624" calcext:value-type="float">
            <text:p>0.024624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8</text:p>
          </table:table-cell>
          <table:table-cell office:value-type="float" office:value="0.020913" calcext:value-type="float">
            <text:p>0.02091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19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20</text:p>
          </table:table-cell>
          <table:table-cell office:value-type="float" office:value="0.030973" calcext:value-type="float">
            <text:p>0.030973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03:2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2:11:46.465653924</dc:date>
    <meta:editing-duration>PT7M30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82.C1:test282.D102" chart:data-source-has-labels="row" svg:x="0.32cm" svg:y="0.18cm" svg:width="13.361cm" svg:height="8.64cm">
          <chartooo:coordinate-region svg:x="1.232cm" svg:y="0.302cm" svg:width="12.38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82.C2:test282.C102" chart:label-cell-address="test282.C1:test282.C1" chart:class="chart:bar">
            <chart:data-point chart:repeated="101"/>
          </chart:series>
          <chart:series chart:style-name="ch8" chart:values-cell-range-address="test282.D2:test282.D102" chart:label-cell-address="test282.D1:test282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2.C1:test282.C1</svg:desc>
                </draw:g>
              </table:table-cell>
              <table:table-cell office:value-type="string">
                <text:p>xfertime</text:p>
                <draw:g>
                  <svg:desc>test282.D1:test28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807">
                <text:p>0.002807</text:p>
                <draw:g>
                  <svg:desc>test282.C2:test282.C102</svg:desc>
                </draw:g>
              </table:table-cell>
              <table:table-cell office:value-type="float" office:value="0.000173">
                <text:p>0.000173</text:p>
                <draw:g>
                  <svg:desc>test282.D2:test282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03">
                <text:p>0.00230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49">
                <text:p>0.00214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801">
                <text:p>0.00580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58">
                <text:p>0.00225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655">
                <text:p>0.002655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88">
                <text:p>0.00388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69">
                <text:p>0.00269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602">
                <text:p>0.002602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67">
                <text:p>0.002667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1">
                <text:p>0.0023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13">
                <text:p>0.002113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197">
                <text:p>0.003197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35">
                <text:p>0.00335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14">
                <text:p>0.002214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35">
                <text:p>0.0043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67">
                <text:p>0.002267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673">
                <text:p>0.003673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4">
                <text:p>0.0028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91">
                <text:p>0.0029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873">
                <text:p>0.00287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441">
                <text:p>0.00244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547">
                <text:p>0.002547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125">
                <text:p>0.00412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225">
                <text:p>0.002225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933">
                <text:p>0.00293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17">
                <text:p>0.00417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129">
                <text:p>0.00312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67">
                <text:p>0.00196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131">
                <text:p>0.00213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375">
                <text:p>0.002375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894">
                <text:p>0.002894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111">
                <text:p>0.00511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981">
                <text:p>0.00398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873">
                <text:p>0.00587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389">
                <text:p>0.00338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583">
                <text:p>0.00358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74">
                <text:p>0.00247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336">
                <text:p>0.005336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901">
                <text:p>0.00190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394">
                <text:p>0.00439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964">
                <text:p>0.00396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23">
                <text:p>0.002123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25">
                <text:p>0.00425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254">
                <text:p>0.00225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152">
                <text:p>0.00215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535">
                <text:p>0.00253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72">
                <text:p>0.002172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518">
                <text:p>0.00251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251">
                <text:p>0.002251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253">
                <text:p>0.002253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721">
                <text:p>0.00272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141">
                <text:p>0.00214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417">
                <text:p>0.00341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016">
                <text:p>0.002016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045">
                <text:p>0.003045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955">
                <text:p>0.00295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911">
                <text:p>0.00291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2">
                <text:p>0.002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64">
                <text:p>0.0026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32">
                <text:p>0.0023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808">
                <text:p>0.002808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404">
                <text:p>0.00240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244">
                <text:p>0.002244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485">
                <text:p>0.00348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571">
                <text:p>0.00257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079">
                <text:p>0.00307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39">
                <text:p>0.0023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472">
                <text:p>0.00347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249">
                <text:p>0.00224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824">
                <text:p>0.00282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376">
                <text:p>0.011376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197">
                <text:p>0.021197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3297">
                <text:p>0.033297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805">
                <text:p>0.028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741">
                <text:p>0.02874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3583">
                <text:p>0.02358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563">
                <text:p>0.023563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655">
                <text:p>0.01865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0334">
                <text:p>0.020334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757">
                <text:p>0.031757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1778">
                <text:p>0.021778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1694">
                <text:p>0.03169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5208">
                <text:p>0.065208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7154">
                <text:p>0.047154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72">
                <text:p>0.02772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669">
                <text:p>0.024669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0084">
                <text:p>0.020084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1053">
                <text:p>0.021053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352">
                <text:p>0.019352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591">
                <text:p>0.019591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2116">
                <text:p>0.022116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4624">
                <text:p>0.024624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0913">
                <text:p>0.020913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73">
                <text:p>0.0273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0973">
                <text:p>0.030973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